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EE0000"/>
    </style:style>
    <style:style style:name="P2" style:parent-style-name="Normal" style:family="paragraph">
      <style:text-properties fo:font-weight="bold" style:font-weight-asian="bold" style:font-weight-complex="bold" fo:color="#EE0000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 fo:color="#EE0000"/>
    </style:style>
    <style:style style:name="P8" style:parent-style-name="Normal" style:family="paragraph">
      <style:text-properties fo:font-weight="bold" style:font-weight-asian="bold" style:font-weight-complex="bold" fo:color="#EE0000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 fo:color="#EE0000"/>
    </style:style>
    <style:style style:name="P23" style:parent-style-name="Normal" style:family="paragraph">
      <style:text-properties fo:font-weight="bold" style:font-weight-asian="bold" style:font-weight-complex="bold" fo:color="#EE0000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 fo:color="#EE0000"/>
    </style:style>
    <style:style style:name="P39" style:parent-style-name="Normal" style:family="paragraph">
      <style:text-properties fo:font-weight="bold" style:font-weight-asian="bold" style:font-weight-complex="bold" fo:color="#EE0000"/>
    </style:style>
    <style:style style:name="TableColumn41" style:family="table-column">
      <style:table-column-properties style:column-width="2.7437in"/>
    </style:style>
    <style:style style:name="TableColumn42" style:family="table-column">
      <style:table-column-properties style:column-width="3.1618in"/>
    </style:style>
    <style:style style:name="Table40" style:family="table">
      <style:table-properties style:width="5.9055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TableRow68" style:family="table-row">
      <style:table-row-properties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family="paragraph">
      <style:text-properties fo:font-weight="bold" style:font-weight-asian="bold" style:font-weight-complex="bold" fo:color="#EE0000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 fo:color="#EE0000"/>
    </style:style>
    <style:style style:name="P83" style:parent-style-name="Normal" style:family="paragraph">
      <style:text-properties fo:font-weight="bold" style:font-weight-asian="bold" style:font-weight-complex="bold" fo:color="#EE0000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 fo:color="#EE0000"/>
    </style:style>
    <style:style style:name="P86" style:parent-style-name="Normal" style:family="paragraph">
      <style:text-properties fo:font-weight="bold" style:font-weight-asian="bold" style:font-weight-complex="bold" fo:color="#EE0000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T97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ACTIVIDAD OBLIGATORIA – TEMA 2: SOSTENIBILIDAD</text:p>
      <text:p text:style-name="P2">1. Definición propia de sostenibilidad y desarrollo sostenible</text:p>
      <text:p text:style-name="P3">Sostenibilidad:</text:p>
      <text:p text:style-name="P4">La sostenibilidad es la capacidad de una sociedad, empresa o sistema para mantener su funcionamiento a largo plazo sin agotar los recursos naturales, evitando impactos negativos en el entorno y garantizando el equilibrio ambiental, social y económico.</text:p>
      <text:p text:style-name="P5">Desarrollo sostenible:</text:p>
      <text:p text:style-name="P6">El desarrollo sostenible es un modelo de crecimiento que satisface las necesidades actuales sin comprometer la capacidad de las futuras generaciones para cubrir las suyas, integrando tres pilares: medio ambiente, bienestar social y viabilidad económica.</text:p>
      <text:p text:style-name="P7"/>
      <text:p text:style-name="P8">2. Marcos más relevantes</text:p>
      <text:p text:style-name="P9">Agenda 2030 y Objetivos de Desarrollo Sostenible (ODS)</text:p>
      <text:p text:style-name="P10">La Agenda 2030 es un plan global adoptado por la ONU con 17 ODS y 169 metas que abordan retos como el cambio climático, la pobreza, la igualdad de género, la educación, la energía limpia y el trabajo decente. Su propósito es guiar a países, empresas y organizaciones hacia un modelo sostenible de desarrollo.</text:p>
      <text:p text:style-name="P11"/>
      <text:p text:style-name="P12">Acuerdo de París</text:p>
      <text:p text:style-name="P13">Es un tratado internacional firmado en 2015 cuyo objetivo principal es limitar el calentamiento global por debajo de 2 °C, y preferiblemente a 1,5 °C respecto a niveles preindustriales. Establece compromisos nacionales de reducción de emisiones (NDCs) y promueve la adaptación climática y financiación verde.</text:p>
      <text:p text:style-name="P14"/>
      <text:p text:style-name="P15">Pacto Mundial de la ONU (UN Global Compact)</text:p>
      <text:p text:style-name="P16">Iniciativa voluntaria para que empresas de todo el mundo adopten prácticas responsables en cuatro áreas:</text:p>
      <text:p text:style-name="P17">Derechos humanos</text:p>
      <text:p text:style-name="P18">Normas laborales</text:p>
      <text:soft-page-break/>
      <text:p text:style-name="P19">Medio ambiente</text:p>
      <text:p text:style-name="P20">Lucha contra la corrupción</text:p>
      <text:p text:style-name="P21">Se basa en 10 principios y sirve como marco para integrar la sostenibilidad en la estrategia empresarial.</text:p>
      <text:p text:style-name="P22"/>
      <text:p text:style-name="P23">3. Empresa seleccionada: IKEA (ejemplo real)</text:p>
      <text:p text:style-name="P24">A. Aspectos Ambientales (A)</text:p>
      <text:p text:style-name="P25">Uso de energías renovables en tiendas y centros logísticos</text:p>
      <text:p text:style-name="P26">Diseño de productos con materiales reciclados o sostenibles (madera certificada FSC)</text:p>
      <text:p text:style-name="P27">Reducción de emisiones en transporte mediante vehículos eléctricos y rutas optimizadas</text:p>
      <text:p text:style-name="P28"/>
      <text:p text:style-name="P29">B. Aspectos Sociales (S)</text:p>
      <text:p text:style-name="P30">Programas de igualdad salarial y diversidad en la plantilla</text:p>
      <text:p text:style-name="P31">Condiciones laborales seguras y formación continua para empleados</text:p>
      <text:p text:style-name="P32">Colaboración con comunidades locales y apoyo a refugiados</text:p>
      <text:p text:style-name="P33"/>
      <text:p text:style-name="P34">C. Aspectos de Gobernanza (G)</text:p>
      <text:p text:style-name="P35">Código ético estricto para proveedores (IWAY)</text:p>
      <text:p text:style-name="P36">Transparencia en informes de sostenibilidad y auditorías</text:p>
      <text:p text:style-name="P37">Combate contra la corrupción y políticas de compras responsables</text:p>
      <text:p text:style-name="P38"/>
      <text:p text:style-name="P39">4. Stakeholders afectados</text:p>
      <table:table table:style-name="Table40">
        <table:table-columns>
          <table:table-column table:style-name="TableColumn41"/>
          <table:table-column table:style-name="TableColumn42"/>
        </table:table-columns>
        <table:table-header-rows>
          <table:table-row table:style-name="TableRow43">
            <table:table-cell table:style-name="TableCell44">
              <text:p text:style-name="P45">Medida ASG</text:p>
            </table:table-cell>
            <table:table-cell table:style-name="TableCell46">
              <text:p text:style-name="P47">Stakeholders implicados</text:p>
            </table:table-cell>
          </table:table-row>
        </table:table-header-rows>
        <table:table-row table:style-name="TableRow48">
          <table:table-cell table:style-name="TableCell49">
            <text:p text:style-name="P50">Energía renovable / reducción de emisiones</text:p>
          </table:table-cell>
          <table:table-cell table:style-name="TableCell51">
            <text:p text:style-name="P52">Comunidad local, gobiernos, clientes, accionistas</text:p>
          </table:table-cell>
        </table:table-row>
        <table:table-row table:style-name="TableRow53">
          <table:table-cell table:style-name="TableCell54">
            <text:p text:style-name="P55">Materiales sostenibles</text:p>
          </table:table-cell>
          <table:table-cell table:style-name="TableCell56">
            <text:p text:style-name="P57">Proveedores, consumidores, ONG ambientales</text:p>
          </table:table-cell>
        </table:table-row>
        <text:soft-page-break/>
        <table:table-row table:style-name="TableRow58">
          <table:table-cell table:style-name="TableCell59">
            <text:p text:style-name="P60">Igualdad salarial</text:p>
          </table:table-cell>
          <table:table-cell table:style-name="TableCell61">
            <text:p text:style-name="P62">Empleados, sindicatos</text:p>
          </table:table-cell>
        </table:table-row>
        <table:table-row table:style-name="TableRow63">
          <table:table-cell table:style-name="TableCell64">
            <text:p text:style-name="P65">Seguridad laboral</text:p>
          </table:table-cell>
          <table:table-cell table:style-name="TableCell66">
            <text:p text:style-name="P67">Empleados, aseguradoras, organismos reguladores</text:p>
          </table:table-cell>
        </table:table-row>
        <table:table-row table:style-name="TableRow68">
          <table:table-cell table:style-name="TableCell69">
            <text:p text:style-name="P70">Código ético a proveedores</text:p>
          </table:table-cell>
          <table:table-cell table:style-name="TableCell71">
            <text:p text:style-name="P72">Proveedores, auditores, consumidores</text:p>
          </table:table-cell>
        </table:table-row>
        <table:table-row table:style-name="TableRow73">
          <table:table-cell table:style-name="TableCell74">
            <text:p text:style-name="P75">Transparencia y anticorrupción</text:p>
          </table:table-cell>
          <table:table-cell table:style-name="TableCell76">
            <text:p text:style-name="P77">Accionistas, instituciones públicas, clientes</text:p>
          </table:table-cell>
        </table:table-row>
      </table:table>
      <text:p text:style-name="P78">5. Indicadores que utiliza IKEA para medir la sostenibilidad</text:p>
      <text:p text:style-name="P79">Huella de carbono total (tCO₂e) y reducción anual de emisiones</text:p>
      <text:p text:style-name="P80">Porcentaje de productos fabricados con materiales renovables o reciclados</text:p>
      <text:p text:style-name="P81">(Otros posibles: consumo energético renovable, tasa de reciclaje, brecha salarial, etc.)</text:p>
      <text:p text:style-name="P82"/>
      <text:p text:style-name="P83">6. Definición de Inversiones Socialmente Responsables (ISR)</text:p>
      <text:p text:style-name="P84">Las Inversiones Socialmente Responsables (ISR) consisten en integrar criterios ambientales, sociales y de gobernanza (ASG) en la toma de decisiones financieras, eligiendo empresas que generen impacto positivo además de rentabilidad económica. Buscan financiar proyectos y organizaciones sostenibles, éticas y responsables.</text:p>
      <text:p text:style-name="P85"/>
      <text:p text:style-name="P86">7. Papel de los analistas e inversores institucionales</text:p>
      <text:p text:style-name="P87">1. Analistas</text:p>
      <text:p text:style-name="P88">Evalúan el desempeño ASG de las empresas.</text:p>
      <text:p text:style-name="P89">Publican informes de riesgo y sostenibilidad.</text:p>
      <text:p text:style-name="P90">Ayudan a inversores a identificar compañías responsables.</text:p>
      <text:p text:style-name="P91">Crean ratings ASG para medir el cumplimiento de criterios.</text:p>
      <text:p text:style-name="P92"/>
      <text:p text:style-name="P93">2. Inversores institucionales</text:p>
      <text:p text:style-name="P94">Gestionan grandes cantidades de capital (fondos de pensiones, aseguradoras…).</text:p>
      <text:soft-page-break/>
      <text:p text:style-name="P95">Estimulan que las empresas mejoren su sostenibilidad mediante su influencia accionarial.</text:p>
      <text:p text:style-name="P96">Deciden dónde invertir según criterios ISR y ASG.</text:p>
      <text:p text:style-name="Normal"><text:span text:style-name="T97">Impulsan políticas de transparencia y gobierno corporativ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MIGUEL FERNÁNDEZ HIDALGO</meta:initial-creator>
    <dc:creator>JOSE MIGUEL FERNÁNDEZ HIDALGO</dc:creator>
    <meta:creation-date>2025-12-08T16:32:00Z</meta:creation-date>
    <dc:date>2025-12-08T16:36:00Z</dc:date>
    <meta:template xlink:href="Normal" xlink:type="simple"/>
    <meta:editing-cycles>1</meta:editing-cycles>
    <meta:editing-duration>PT240S</meta:editing-duration>
    <meta:document-statistic meta:page-count="4" meta:paragraph-count="8" meta:word-count="637" meta:character-count="4138" meta:row-count="29" meta:non-whitespace-character-count="3509"/>
  </office:meta>
</office:document-meta>
</file>